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9dc26" officeooo:paragraph-rsid="0019dc26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19 泳渡日月潭</text:p>
        <text:p text:style-name="P1"/>
        <text:p text:style-name="P1">泅水毋但是全身的運動，</text:p>
        <text:p text:style-name="P1">Siû-tsuí m̄-nā sī tsuân-sin ê ūn-tōng, </text:p>
        <text:p text:style-name="P1"/>
        <text:p text:style-name="P1">而且會當強化心肺功能。</text:p>
        <text:p text:style-name="P1">jî-tshiánn ē-tàng kiông-huà sim hì kong-lîng. </text:p>
        <text:p text:style-name="P1"/>
        <text:p text:style-name="P1">彼年阮阿姑佇游泳池開福利社，</text:p>
        <text:p text:style-name="P1">Hit nî guán a-koo tī iû-íng-tî khui hok-lī-siā, </text:p>
        <text:p text:style-name="P1"/>
        <text:p text:style-name="P1">就順紲共阮這陣猴囡仔搝去學泅水。</text:p>
        <text:p text:style-name="P1">tō sūn-suà kā guán tsit tīn kâu-gín-á khiú khì o̍h siû-tsuí. </text:p>
        <text:p text:style-name="P1"/>
        <text:p text:style-name="P1">規个熱天阮攏咧耍水，</text:p>
        <text:p text:style-name="P1">Kui-ê jua̍h-thinn guán lóng teh sńg tsuí, </text:p>
        <text:p text:style-name="P1"/>
        <text:p text:style-name="P1">閣下大願欲去泅日月潭。</text:p>
        <text:p text:style-name="P1">koh hē tuā-guān beh khì siû Ji̍t-gua̍t-thâm. </text:p>
        <text:p text:style-name="P1"/>
        <text:p text:style-name="P1">為著培養體力，</text:p>
        <text:p text:style-name="P1">Uī-tio̍h puê-ióng thé-la̍t, </text:p>
        <text:p text:style-name="P1"/>
        <text:p text:style-name="P1">阮逐工攏愛泅一千公尺，</text:p>
        <text:p text:style-name="P1">guán ta̍k kang lóng ài siû tsi̍t-tshing kong-tshioh, <text:s/></text:p>
        <text:p text:style-name="P1"/>
        <text:p text:style-name="P1">連轉來臺中歇熱的表兄弟、</text:p>
        <text:p text:style-name="P1">liân tńg--lâi Tâi-tiong hioh-jua̍h ê piáu-hiann-tī, </text:p>
        <text:p text:style-name="P1"/>
        <text:p text:style-name="P1">表姊妹嘛攏陪阮浸佇水裡咧學泅。</text:p>
        <text:p text:style-name="P1">piáu-tsí-muē mā lóng puê guán tsìm tī tsuí--lí teh o̍h siû.</text:p>
        <text:p text:style-name="P1"/>
        <text:p text:style-name="P1"/>
        <text:p text:style-name="P1"/>
        <text:p text:style-name="P1"/>
        <text:p text:style-name="P1">日月潭平常時仔是無咧予人泅的，</text:p>
        <text:p text:style-name="P1">Ji̍t-gua̍t-thâm pîng-siông-sî-á sī bô teh hōo lâng siû--ê, </text:p>
        <text:p text:style-name="P1"/>
        <text:p text:style-name="P1">所以一年一改的「泳渡」攏吸引誠濟愛泅水的朋友來參加。</text:p>
        <text:p text:style-name="P1">sóo-í tsi̍t nî tsi̍t kái ê “Íng-tōo” lóng khip-ín tsiânn tsē ài siû-tsuí ê pîng-iú lâi tsham-ka. </text:p>
        <text:p text:style-name="P1"/>
        <text:p text:style-name="P1">活動彼工，</text:p>
        <text:p text:style-name="P1">Ua̍h-tāng hit kang, </text:p>
        <text:p text:style-name="P1"/>
        <text:p text:style-name="P1">朝霧碼頭沖沖滾，</text:p>
        <text:p text:style-name="P1">Tiâu-bū bé-thâu tshiâng-tshiâng-kún, </text:p>
        <text:p text:style-name="P1"/>
        <text:p text:style-name="P1">逐家攏游泳衫換好佇遐集合。</text:p>
        <text:p text:style-name="P1">ta̍k-ke lóng iû-íng-sann uānn hó tī hia tsi̍p-ha̍p. </text:p>
        <text:p text:style-name="P1"/>
        <text:p text:style-name="P1">有人那穿裝備那開講，</text:p>
        <text:p text:style-name="P1">Ū lâng ná tshīng tsong-pī ná khai-káng, </text:p>
        <text:p text:style-name="P1"/>
        <text:p text:style-name="P1">講甲笑咍咍，</text:p>
        <text:p text:style-name="P1">kóng kah tshiò-hai-hai, </text:p>
        <text:p text:style-name="P1"/>
        <text:p text:style-name="P1">有人咻咻叫咧熱身，</text:p>
        <text:p text:style-name="P1">ū lâng hiu-hiu-kiò teh jia̍t-sin, </text:p>
        <text:p text:style-name="P1"/>
        <text:p text:style-name="P1"><text:soft-page-break/>嘛有人咧替朋友糊「防曝油」──</text:p>
        <text:p text:style-name="P1">mā ū lâng teh thè pîng-iú kôo “hông-pha̍k-iû” ──</text:p>
        <text:p text:style-name="P1"/>
        <text:p text:style-name="P1">聽講愛曝誠久呢。</text:p>
        <text:p text:style-name="P1">thiann-kóng ài pha̍k tsiânn kú --neh. </text:p>
        <text:p text:style-name="P1"/>
        <text:p text:style-name="P1">阮嘛抹甲規身軀、規面油肭肭。</text:p>
        <text:p text:style-name="P1">Guán mā buah kah kui-sin-khu, kui bīn iû-leh-leh.</text:p>
        <text:p text:style-name="P1"/>
        <text:p text:style-name="P1"/>
        <text:p text:style-name="P1"/>
        <text:p text:style-name="P1"/>
        <text:p text:style-name="P1">喝一聲落水，</text:p>
        <text:p text:style-name="P1">Huah tsi̍t siann lo̍h-tsuí, </text:p>
        <text:p text:style-name="P1"/>
        <text:p text:style-name="P1">一觸久仔，</text:p>
        <text:p text:style-name="P1">tsi̍t-tak-kú-á, </text:p>
        <text:p text:style-name="P1"/>
        <text:p text:style-name="P1">平波波的水面密喌喌攏全全人。</text:p>
        <text:p text:style-name="P1">pênn-pho-pho ê tsuí-bīn ba̍t-tsiuh-tsiuh lóng tsuân-tsuân lâng. </text:p>
        <text:p text:style-name="P1"/>
        <text:p text:style-name="P1">上頭前是咧拚掠篙泅的，</text:p>
        <text:p text:style-name="P1">Siōng thâu-tsîng sī teh piànn lia̍h-ko-siû--ê, </text:p>
        <text:p text:style-name="P1"/>
        <text:p text:style-name="P1">削削叫一直去，</text:p>
        <text:p text:style-name="P1">siah-siah-kiò it-ti̍t khì, </text:p>
        <text:p text:style-name="P1"/>
        <text:p text:style-name="P1">較後尾的就用水雞泅沓沓仔泅，</text:p>
        <text:p text:style-name="P1">khah āu-bué--ê tō iōng tsuí-ke-siû ta̍uh-ta̍uh-á siû, </text:p>
        <text:p text:style-name="P1"/>
        <text:p text:style-name="P1">嘛有人不時換姿勢咧沐沐泅。</text:p>
        <text:p text:style-name="P1">mā ū lâng put-sî uānn tsu-sè teh bo̍k-bo̍k-siû. </text:p>
        <text:p text:style-name="P1"/>
        <text:p text:style-name="P1">我佮表小妹泅做伙，</text:p>
        <text:p text:style-name="P1">Guá kah piáu-sió-muē siû tsò-hué, </text:p>
        <text:p text:style-name="P1"/>
        <text:p text:style-name="P1">雙跤慢慢仔踢，</text:p>
        <text:p text:style-name="P1">siang kha bān-bān-á that, </text:p>
        <text:p text:style-name="P1"/>
        <text:p text:style-name="P1">佇伊身軀邊沓沓仔踅，</text:p>
        <text:p text:style-name="P1">tī i sin-khu-pinn ta̍uh-ta̍uh-á se̍h, </text:p>
        <text:p text:style-name="P1"/>
        <text:p text:style-name="P1">順紲看風景。</text:p>
        <text:p text:style-name="P1">sūn-suà khuànn hong-kíng. <text:s/></text:p>
        <text:p text:style-name="P1"/>
        <text:p text:style-name="P1">天地曠闊，</text:p>
        <text:p text:style-name="P1">Thinn-tē khòng-khuah, </text:p>
        <text:p text:style-name="P1"/>
        <text:p text:style-name="P1">日頭光佇水面閃爍，</text:p>
        <text:p text:style-name="P1">ji̍t-thâu-kng tī tsuí-bīn siám-sih, </text:p>
        <text:p text:style-name="P1"/>
        <text:p text:style-name="P1">這大窟水閣涼涼啊，</text:p>
        <text:p text:style-name="P1">tsit tuā khut tsuí koh liâng-liâng --ah, </text:p>
        <text:p text:style-name="P1"/>
        <text:p text:style-name="P1">日月潭有影媠！</text:p>
        <text:p text:style-name="P1">Ji̍t-gua̍t-thâm ū-iánn suí!</text:p>
        <text:p text:style-name="P1"/>
        <text:p text:style-name="P1"/>
        <text:p text:style-name="P1"/>
        <text:p text:style-name="P1"/>
        <text:p text:style-name="P1">「喀──喀──」</text:p>
        <text:p text:style-name="P1">「Khe̍nnh── khe̍nnh──」</text:p>
        <text:p text:style-name="P1"/>
        <text:p text:style-name="P1">表小妹雄雄嗾著水，</text:p>
        <text:p text:style-name="P1">piáu-sió-muē hiông-hiông tsa̍k-tio̍h tsuí, </text:p>
        <text:p text:style-name="P1"/>
        <text:p text:style-name="P1"><text:soft-page-break/>我伸手去共牚懸，</text:p>
        <text:p text:style-name="P1">guá tshun-tshiú khì kā thènn-kuân, </text:p>
        <text:p text:style-name="P1"/>
        <text:p text:style-name="P1">伊驚一下煞共我的頷頸攬牢牢，</text:p>
        <text:p text:style-name="P1">i kiann--tsi̍t-ē suah kā guá ê ām-kún lám-tiâu-tiâu, </text:p>
        <text:p text:style-name="P1"/>
        <text:p text:style-name="P1">這聲換阮兩个同齊沉落去。</text:p>
        <text:p text:style-name="P1">tsit-siann uānn guán nn̄g ê tâng-tsê tîm--lo̍h-khì. </text:p>
        <text:p text:style-name="P1"/>
        <text:p text:style-name="P1">我想，</text:p>
        <text:p text:style-name="P1">Guá siūnn, </text:p>
        <text:p text:style-name="P1"/>
        <text:p text:style-name="P1">閣予伊搝牢咧就害矣，</text:p>
        <text:p text:style-name="P1">koh hōo i khiú-tiâu --leh tō hāi--ah, </text:p>
        <text:p text:style-name="P1"/>
        <text:p text:style-name="P1">隨換徛泅，</text:p>
        <text:p text:style-name="P1">suî uānn khiā-siû, </text:p>
        <text:p text:style-name="P1"/>
        <text:p text:style-name="P1">雙手硬共伊的手捒開去，</text:p>
        <text:p text:style-name="P1">siang-tshiú ngē kā i ê tshiú sak-khui-khì, </text:p>
        <text:p text:style-name="P1"/>
        <text:p text:style-name="P1">尾仔才用雙手共伊的手牚咧，</text:p>
        <text:p text:style-name="P1">bué-á tsiah iōng siang-tshiú kā i ê tshiú thènn --leh, </text:p>
        <text:p text:style-name="P1"/>
        <text:p text:style-name="P1">感覺伊略仔咇咇掣。</text:p>
        <text:p text:style-name="P1">kám-kak i lio̍h-á phi̍h-phi̍h-tshuah. <text:s/></text:p>
        <text:p text:style-name="P1"/>
        <text:p text:style-name="P1">等待伊較袂喘矣，</text:p>
        <text:p text:style-name="P1">Tán-thāi i khah bē tshuán --ah, </text:p>
        <text:p text:style-name="P1"/>
        <text:p text:style-name="P1">我問講：「敢欲閣泅？」</text:p>
        <text:p text:style-name="P1">guá mn̄g kóng: “Kám beh koh siû?” </text:p>
        <text:p text:style-name="P1"/>
        <text:p text:style-name="P1">伊共我頕頭，</text:p>
        <text:p text:style-name="P1">i kā guá tàm-thâu, </text:p>
        <text:p text:style-name="P1"/>
        <text:p text:style-name="P1">阮才閣寬寬仔對終點泅去。</text:p>
        <text:p text:style-name="P1">guán tsiah koh khuann-khuann-á uì tsiong-tiám siû--khì.</text:p>
        <text:p text:style-name="P1"/>
        <text:p text:style-name="P1"/>
        <text:p text:style-name="P1"/>
        <text:p text:style-name="P1"/>
        <text:p text:style-name="P1">你一定想講：「哪會攏袂驚？」</text:p>
        <text:p text:style-name="P1">Lí it-tīng siūnn-kóng: “Ná ē lóng bē kiann?” </text:p>
        <text:p text:style-name="P1"/>
        <text:p text:style-name="P1">因為落水進前阮阿姑就足斟酌交代講，</text:p>
        <text:p text:style-name="P1">in-uī lo̍h-tsuí tsìn-tsîng guán a-koo tō tsiok tsim-tsiok kau-tài kóng, </text:p>
        <text:p text:style-name="P1"/>
        <text:p text:style-name="P1">現場攏有救生員佇船頂咧金金看。</text:p>
        <text:p text:style-name="P1">hiān-tiûnn lóng ū kiù-sing-uân tī tsûn-tíng teh kim-kim-khuànn. </text:p>
        <text:p text:style-name="P1"/>
        <text:p text:style-name="P1">若無體力抑是無爽快，</text:p>
        <text:p text:style-name="P1">Nā bô thé-la̍t ia̍h-sī bô sóng-khuài, </text:p>
        <text:p text:style-name="P1"/>
        <text:p text:style-name="P1">只要攑手，</text:p>
        <text:p text:style-name="P1">tsí-iàu gia̍h-tshiú, </text:p>
        <text:p text:style-name="P1"/>
        <text:p text:style-name="P1">隨有人會共你搝起來。</text:p>
        <text:p text:style-name="P1">suî ū lâng ē kā lí khiú --khí-lâi. </text:p>
        <text:p text:style-name="P1"><text:soft-page-break/></text:p>
        <text:p text:style-name="P1">而且阮有學浮水、徛泅來自救，</text:p>
        <text:p text:style-name="P1">Jî-tshiánn guán ū o̍h phû-tsuí, khiā-siû lâi tsū-kiù, </text:p>
        <text:p text:style-name="P1"/>
        <text:p text:style-name="P1">所以膽真在。</text:p>
        <text:p text:style-name="P1">sóo-í tánn tsin tsāi.</text:p>
        <text:p text:style-name="P1"/>
        <text:p text:style-name="P1"/>
        <text:p text:style-name="P1"/>
        <text:p text:style-name="P1"/>
        <text:p text:style-name="P1">等我泅到位、peh上岸，</text:p>
        <text:p text:style-name="P1">Tán guá siû kàu-uī, peh tsiūnn huānn, </text:p>
        <text:p text:style-name="P1"/>
        <text:p text:style-name="P1">感覺跤手𠕇硞硞，</text:p>
        <text:p text:style-name="P1">kám-kak kha-tshiú tīng-khok-khok, </text:p>
        <text:p text:style-name="P1"/>
        <text:p text:style-name="P1">規身軀軟荍荍。</text:p>
        <text:p text:style-name="P1">kui-sin-khu nńg-siô-siô. </text:p>
        <text:p text:style-name="P1"/>
        <text:p text:style-name="P1">阮規家伙仔稅飯店摔大眠，</text:p>
        <text:p text:style-name="P1">Guán kui-ke-hué-á suè pn̄g-tiàm siàng-tuā-bîn, </text:p>
        <text:p text:style-name="P1"/>
        <text:p text:style-name="P1">佇遐睏規下晡。</text:p>
        <text:p text:style-name="P1">tī hia khùn kui ē-poo. </text:p>
        <text:p text:style-name="P1"/>
        <text:p text:style-name="P1">閣較趣味的是，</text:p>
        <text:p text:style-name="P1">Koh-khah tshù-bī--ê sī, </text:p>
        <text:p text:style-name="P1"/>
        <text:p text:style-name="P1">我轉去到學校上課，</text:p>
        <text:p text:style-name="P1">guá tńg-khì kàu ha̍k-hāu siōng-khò, </text:p>
        <text:p text:style-name="P1"/>
        <text:p text:style-name="P1">面猶有水鏡的痕跡。</text:p>
        <text:p text:style-name="P1">bīn iáu ū tsuí-kiànn ê hûn-jiah. </text:p>
        <text:p text:style-name="P1"/>
        <text:p text:style-name="P1">面肉烏烏、目箍白白，</text:p>
        <text:p text:style-name="P1">Bīn-bah oo-oo,ba̍k-khoo pe̍h-pe̍h, </text:p>
        <text:p text:style-name="P1"/>
        <text:p text:style-name="P1">若親像貓熊咧。</text:p>
        <text:p text:style-name="P1">ná tshin-tshiūnn niau-hîm --leh.</text:p>
        <text:p text:style-name="P1"/>
        <text:p text:style-name="P1"/>
        <text:p text:style-name="P1"/>
        <text:p text:style-name="P1"/>
        <text:p text:style-name="P1">泅日月潭，</text:p>
        <text:p text:style-name="P1">Siû Ji̍t-gua̍t-thâm, </text:p>
        <text:p text:style-name="P1"/>
        <text:p text:style-name="P1">有夠好耍的啦！</text:p>
        <text:p text:style-name="P1">ū-kàu hó-sńg--ê --lah!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1:52:23.555193076</dc:date>
    <meta:editing-duration>PT24S</meta:editing-duration>
    <meta:editing-cycles>1</meta:editing-cycles>
    <meta:document-statistic meta:table-count="0" meta:image-count="0" meta:object-count="0" meta:page-count="4" meta:paragraph-count="144" meta:word-count="1137" meta:character-count="3433" meta:non-whitespace-character-count="3035"/>
    <meta:generator>LibreOffice/5.1.6.2$Linux_X86_64 LibreOffice_project/10m0$Build-2</meta:generator>
  </office:meta>
</office:document-meta>
</file>